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8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office:value-type="time" office:time-value="PT1009129H41M59.999908S">
            <text:p>01:4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time" office:time-value="PT1009129H43M59.999909S">
            <text:p>01: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time" office:time-value="PT1009129H45M59.999909S">
            <text:p>01: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29H47M59.99991S">
            <text:p>01: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29H49M59.99991S">
            <text:p>01: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29H51M59.99991S">
            <text:p>01: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29H53M59.999911S">
            <text:p>01: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29H55M59.999911S">
            <text:p>01: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29H57M59.999912S">
            <text:p>01: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29H59M59.999912S">
            <text:p>02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01M59.999912S">
            <text:p>02: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03M59.999913S">
            <text:p>02: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05M59.999913S">
            <text:p>02: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07M59.999914S">
            <text:p>02: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09M59.999914S">
            <text:p>02: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11M59.999914S">
            <text:p>02: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13M59.999915S">
            <text:p>02: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15M59.999915S">
            <text:p>02: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17M59.999916S">
            <text:p>02: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19M59.999916S">
            <text:p>02: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21M59.999916S">
            <text:p>02: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23M59.999917S">
            <text:p>02: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25M59.999917S">
            <text:p>02: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27M59.999917S">
            <text:p>02: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29M59.999918S">
            <text:p>02: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31M59.999918S">
            <text:p>02: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33M59.999919S">
            <text:p>02: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35M59.999919S">
            <text:p>02: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37M59.999919S">
            <text:p>02: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39M59.99992S">
            <text:p>02: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41M59.99992S">
            <text:p>02: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43M59.999921S">
            <text:p>02: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45M59.999921S">
            <text:p>02: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47M59.999921S">
            <text:p>02: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49M59.999922S">
            <text:p>02: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51M59.999922S">
            <text:p>02: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53M59.999923S">
            <text:p>02: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55M59.999923S">
            <text:p>02: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57M59.999923S">
            <text:p>02: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0H59M59.999924S">
            <text:p>03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01M59.999924S">
            <text:p>03: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03M59.999925S">
            <text:p>03: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05M59.999925S">
            <text:p>03: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07M59.999925S">
            <text:p>03: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09M59.999926S">
            <text:p>03: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11M59.999926S">
            <text:p>03: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13M59.999926S">
            <text:p>03: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15M59.999927S">
            <text:p>03: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17M59.999927S">
            <text:p>03: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19M59.999928S">
            <text:p>03: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21M59.999928S">
            <text:p>03: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23M59.999928S">
            <text:p>03: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25M59.999929S">
            <text:p>03: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27M59.999929S">
            <text:p>03: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29M59.99993S">
            <text:p>03: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31M59.99993S">
            <text:p>03: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33M59.99993S">
            <text:p>03: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35M59.999931S">
            <text:p>03: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37M59.999931S">
            <text:p>03: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39M59.999932S">
            <text:p>03: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41M59.999932S">
            <text:p>03: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43M59.999932S">
            <text:p>03: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45M59.999933S">
            <text:p>03: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47M59.999933S">
            <text:p>03: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49M59.999934S">
            <text:p>03: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51M59.999934S">
            <text:p>03: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53M59.999934S">
            <text:p>03: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55M59.999935S">
            <text:p>03: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57M59.999935S">
            <text:p>03: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1H59M59.999935S">
            <text:p>04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01M59.999936S">
            <text:p>04: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03M59.999936S">
            <text:p>04: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05M59.999937S">
            <text:p>04: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07M59.999937S">
            <text:p>04: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09M59.999937S">
            <text:p>04: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11M59.999938S">
            <text:p>04: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13M59.999938S">
            <text:p>04: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15M59.999939S">
            <text:p>04: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17M59.999939S">
            <text:p>04: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19M59.999939S">
            <text:p>04: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21M59.99994S">
            <text:p>04: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23M59.99994S">
            <text:p>04: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25M59.999941S">
            <text:p>04: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27M59.999941S">
            <text:p>04: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29M59.999941S">
            <text:p>04: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31M59.999942S">
            <text:p>04: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33M59.999942S">
            <text:p>04: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35M59.999943S">
            <text:p>04: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37M59.999943S">
            <text:p>04: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39M59.999943S">
            <text:p>04: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41M59.999944S">
            <text:p>04: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43M59.999944S">
            <text:p>04: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45M59.999944S">
            <text:p>04: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47M59.999945S">
            <text:p>04: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49M59.999945S">
            <text:p>04: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51M59.999946S">
            <text:p>04: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53M59.999946S">
            <text:p>04: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55M59.999946S">
            <text:p>04: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57M59.999947S">
            <text:p>04: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2H59M59.999947S">
            <text:p>05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01M59.999948S">
            <text:p>05: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03M59.999948S">
            <text:p>05: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05M59.999948S">
            <text:p>05: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07M59.999949S">
            <text:p>05: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09M59.999949S">
            <text:p>05: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11M59.99995S">
            <text:p>05: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13M59.99995S">
            <text:p>05: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15M59.99995S">
            <text:p>05: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17M59.999951S">
            <text:p>05: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19M59.999951S">
            <text:p>05: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21M59.999951S">
            <text:p>05: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23M59.999952S">
            <text:p>05: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25M59.999952S">
            <text:p>05: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27M59.999953S">
            <text:p>05: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29M59.999953S">
            <text:p>05: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31M59.999953S">
            <text:p>05: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33M59.999954S">
            <text:p>05: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35M59.999954S">
            <text:p>05: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37M59.999955S">
            <text:p>05: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39M59.999955S">
            <text:p>05: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41M59.999955S">
            <text:p>05: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43M59.999956S">
            <text:p>05: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45M59.999956S">
            <text:p>05: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47M59.999957S">
            <text:p>05: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49M59.999957S">
            <text:p>05: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51M59.999957S">
            <text:p>05: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53M59.999958S">
            <text:p>05: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55M59.999958S">
            <text:p>05: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57M59.999959S">
            <text:p>05: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3H59M59.999959S">
            <text:p>06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01M59.999959S">
            <text:p>06: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03M59.99996S">
            <text:p>06: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05M59.99996S">
            <text:p>06: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07M59.99996S">
            <text:p>06: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09M59.999961S">
            <text:p>06: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11M59.999961S">
            <text:p>06: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13M59.999962S">
            <text:p>06: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15M59.999962S">
            <text:p>06: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17M59.999962S">
            <text:p>06: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19M59.999963S">
            <text:p>06: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21M59.999963S">
            <text:p>06: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23M59.999964S">
            <text:p>06: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25M59.999964S">
            <text:p>06: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27M59.999964S">
            <text:p>06: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29M59.999965S">
            <text:p>06: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31M59.999965S">
            <text:p>06: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33M59.999966S">
            <text:p>06: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35M59.999966S">
            <text:p>06: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37M59.999966S">
            <text:p>06: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39M59.999967S">
            <text:p>06: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41M59.999967S">
            <text:p>06: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43M59.999968S">
            <text:p>06: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45M59.999968S">
            <text:p>06: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47M59.999968S">
            <text:p>06: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49M59.999969S">
            <text:p>06: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51M59.999969S">
            <text:p>06: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53M59.999969S">
            <text:p>06: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55M59.99997S">
            <text:p>06: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57M59.99997S">
            <text:p>06: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4H59M59.999971S">
            <text:p>07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01M59.999971S">
            <text:p>07: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03M59.999971S">
            <text:p>07: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05M59.999972S">
            <text:p>07: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07M59.999972S">
            <text:p>07: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09M59.999973S">
            <text:p>07: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11M59.999973S">
            <text:p>07: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13M59.999973S">
            <text:p>07: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15M59.999974S">
            <text:p>07: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17M59.999974S">
            <text:p>07: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19M59.999975S">
            <text:p>07: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21M59.999975S">
            <text:p>07: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23M59.999975S">
            <text:p>07: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time" office:time-value="PT1009135H25M59.999976S">
            <text:p>07: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time" office:time-value="PT1009135H27M59.999976S">
            <text:p>07: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time" office:time-value="PT1009135H29M59.999977S">
            <text:p>07: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time" office:time-value="PT1009135H31M59.999977S">
            <text:p>07: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time" office:time-value="PT1009135H33M59.999977S">
            <text:p>07:3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time" office:time-value="PT1009135H35M59.999978S">
            <text:p>07: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time" office:time-value="PT1009135H37M59.999978S">
            <text:p>07:3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time" office:time-value="PT1009135H39M59.999978S">
            <text:p>07: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time" office:time-value="PT1009135H41M59.999979S">
            <text:p>07:4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time" office:time-value="PT1009135H43M59.999979S">
            <text:p>07: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time" office:time-value="PT1009135H45M59.99998S">
            <text:p>07:4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time" office:time-value="PT1009135H47M59.99998S">
            <text:p>07:4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time" office:time-value="PT1009135H49M59.99998S">
            <text:p>07: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time" office:time-value="PT1009135H51M59.999981S">
            <text:p>07:5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time" office:time-value="PT1009135H53M59.999981S">
            <text:p>07: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time" office:time-value="PT1009135H55M59.999982S">
            <text:p>07:5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time" office:time-value="PT1009135H57M59.999982S">
            <text:p>07:5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time" office:time-value="PT1009136H0-1M59.999982S">
            <text:p>08: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time" office:time-value="PT1009136H01M59.999983S">
            <text:p>08: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time" office:time-value="PT1009136H03M59.999983S">
            <text:p>08:0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time" office:time-value="PT1009136H05M59.999984S">
            <text:p>08:0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time" office:time-value="PT1009136H07M59.999984S">
            <text:p>08:0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time" office:time-value="PT1009136H09M59.999984S">
            <text:p>08: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time" office:time-value="PT1009136H11M59.999985S">
            <text:p>08: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time" office:time-value="PT1009136H13M59.999985S">
            <text:p>08: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time" office:time-value="PT1009136H15M59.999986S">
            <text:p>08: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time" office:time-value="PT1009136H17M59.999986S">
            <text:p>08:1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time" office:time-value="PT1009136H19M59.999986S">
            <text:p>08:2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time" office:time-value="PT1009136H21M59.999987S">
            <text:p>08: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time" office:time-value="PT1009136H23M59.999987S">
            <text:p>08:2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time" office:time-value="PT1009136H25M59.999987S">
            <text:p>08:2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time" office:time-value="PT1009136H27M59.999988S">
            <text:p>08:2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1009136H29M59.999988S">
            <text:p>08:3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1009136H31M59.999989S">
            <text:p>08:3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1009136H33M59.999989S">
            <text:p>08:3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1009136H35M59.999989S">
            <text:p>08:3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1009136H37M59.99999S">
            <text:p>08:3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1009136H39M59.99999S">
            <text:p>08: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1009136H41M59.999991S">
            <text:p>08:4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1009136H43M59.999991S">
            <text:p>08:4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1009136H45M59.999991S">
            <text:p>08:4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1009136H47M59.999992S">
            <text:p>08:4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1009136H49M59.999992S">
            <text:p>08:5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1009136H51M59.999993S">
            <text:p>08:5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1009136H53M59.999993S">
            <text:p>08:5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1009136H55M59.999993S">
            <text:p>08:5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1009136H57M59.999994S">
            <text:p>08:5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1009137H0-1M59.999994S">
            <text:p>09:0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1009137H01M59.999995S">
            <text:p>09:0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1009137H03M59.999995S">
            <text:p>09:0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1009137H05M59.999995S">
            <text:p>09:06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1009137H07M59.999996S">
            <text:p>09:0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1009137H09M59.999996S">
            <text:p>09:1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1009137H11M59.999996S">
            <text:p>09:1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1009137H13M59.999997S">
            <text:p>09:1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1009137H15M59.999997S">
            <text:p>09:1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1009137H17M59.999998S">
            <text:p>09:1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1009137H19M59.999998S">
            <text:p>09:2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1009137H21M59.999998S">
            <text:p>09:2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1009137H23M59.999999S">
            <text:p>09: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1009137H25M59.999999S">
            <text:p>09:2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1009137H28M00S">
            <text:p>09:2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1009137H30M00S">
            <text:p>09:30</text:p>
          </table:table-cell>
          <table:table-cell office:value-type="float" office:value="140">
            <text:p>140</text:p>
          </table:table-cell>
        </table:table-row>
        <table:table-row table:style-name="ro1" table:number-rows-repeated="104833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  <table:table-row table:style-name="ro1">
          <table:table-cell>
            <draw:frame table:end-cell-address="Tabelle2.P45" table:end-x="0.134cm" table:end-y="0.08cm" draw:z-index="0" draw:style-name="gr1" draw:text-style-name="P1" svg:width="33.34cm" svg:height="18.312cm" svg:x="0.665cm" svg:y="0.05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hours number:style="long"/>
    </number:time-style>
    <number:time-style style:name="N108">
      <number:hours/>
      <number:text>:</number:text>
      <number:minutes number:style="long"/>
    </number:tim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12.02.2015</text:date>, <text:time>09:58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us Lazar</meta:initial-creator>
    <meta:creation-date>2015-02-12T09:35:08</meta:creation-date>
    <dc:date>2015-02-12T09:58:16</dc:date>
    <dc:creator>Remus Lazar</dc:creator>
    <meta:editing-duration>PT23M10S</meta:editing-duration>
    <meta:editing-cycles>3</meta:editing-cycles>
    <meta:generator>OpenOffice/4.1.1$Unix OpenOffice.org_project/411m6$Build-9775</meta:generator>
    <meta:document-statistic meta:table-count="3" meta:cell-count="4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108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341cm" svg:height="18.313cm" xlink:href="." xlink:type="simple" chart:class="chart:line" chart:style-name="ch1">
        <chart:legend chart:legend-position="end" svg:x="31.764cm" svg:y="8.857cm" style:legend-expansion="high" chart:style-name="ch2"/>
        <chart:plot-area chart:style-name="ch3" chart:data-source-has-labels="both" svg:x="1.116cm" svg:y="1.599cm" svg:width="29.316cm" svg:height="15.928cm">
          <chartooo:coordinate-region svg:x="1.95cm" svg:y="1.798cm" svg:width="28.142cm" svg:height="14.686cm"/>
          <chart:axis chart:dimension="x" chart:name="primary-x" chart:style-name="ch4" chartooo:axis-type="auto">
            <chartooo:date-scale/>
            <chart:categories table:cell-range-address="local-table.$A$2:.$A$2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6" chart:label-cell-address="local-table.$B$1" chart:class="chart:line">
            <chart:data-point chart:repeated="2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</table:table-cell>
            </table:table-row>
          </table:table-header-rows>
          <table:table-rows>
            <table:table-row>
              <table:table-cell office:value-type="float" office:value="42047.0708333323">
                <text:p>420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047.0722222212">
                <text:p>42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47.073611110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7499999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76388887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77777776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79166665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80555554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81944443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83333332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84722221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86111110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8749999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88888887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90277776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91666665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93055554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94444443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95833332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97222221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98611110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09999999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01388887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02777776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04166665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05555554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06944443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08333332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09722221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11111110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12499999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1388888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15277776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16666665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18055554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19444443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20833332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22222221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23611110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24999999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2638888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27777776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29166665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30555554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31944443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33333332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34722221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36111110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37499999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38888888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4027777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41666665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43055554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44444443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45833332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47222221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48611110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49999999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51388888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5277777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54166665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55555554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56944443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58333332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59722221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61111110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62499999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63888888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6527777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66666665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68055554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69444443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70833332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72222221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73611110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74999999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76388888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77777777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7916666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80555554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81944443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83333332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84722221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86111110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87499999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88888888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90277777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9166666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93055554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94444443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95833332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97222221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98611110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199999999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01388888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02777777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0416666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05555554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06944443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08333332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09722221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11111110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12499999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13888888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15277777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16666666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1805555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19444443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20833332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22222221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23611110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24999999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26388888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27777777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29166666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3055555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31944443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33333332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34722221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36111110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37499999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38888888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40277777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41666666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43055555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4444444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45833332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47222221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48611110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49999999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51388888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52777777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54166666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55555555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5694444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58333332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59722221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61111110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62499999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63888888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65277777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66666666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68055555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6944444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70833332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72222221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73611110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74999999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76388888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77777777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79166666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80555555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81944444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8333333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84722221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86111110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87499999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88888888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90277777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91666666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93055555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94444444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9583333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972222219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98611110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2999999997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3013888886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3027777775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3041666664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3055555553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3069444442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3083333331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.309722222">
                <text:p>42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47.3111111108">
                <text:p>42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47.3124999997">
                <text:p>42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047.3138888886">
                <text:p>42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047.3152777775">
                <text:p>420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047.3166666664">
                <text:p>420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047.3180555553">
                <text:p>420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47.3194444442">
                <text:p>420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47.3208333331">
                <text:p>420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047.322222222">
                <text:p>420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047.3236111109">
                <text:p>420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047.3249999998">
                <text:p>420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047.3263888887">
                <text:p>420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047.3277777776">
                <text:p>420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47.3291666665">
                <text:p>420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47.3305555553">
                <text:p>420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047.3319444442">
                <text:p>420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047.3333333331">
                <text:p>420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47.334722222">
                <text:p>420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047.3361111109">
                <text:p>420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047.3374999998">
                <text:p>420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047.3388888887">
                <text:p>42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047.3402777776">
                <text:p>420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47.3416666665">
                <text:p>420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47.3430555554">
                <text:p>420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47.3444444443">
                <text:p>420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47.3458333332">
                <text:p>420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47.3472222221">
                <text:p>42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47.348611111">
                <text:p>420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047.3499999999">
                <text:p>420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047.3513888888">
                <text:p>4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047.3527777776">
                <text:p>420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047.3541666665">
                <text:p>420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047.3555555554">
                <text:p>420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047.3569444443">
                <text:p>420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2047.3583333332">
                <text:p>420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047.3597222221">
                <text:p>420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047.361111111">
                <text:p>420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047.3624999999">
                <text:p>420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2047.3638888888">
                <text:p>420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047.3652777777">
                <text:p>420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047.3666666666">
                <text:p>420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2047.3680555555">
                <text:p>420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047.3694444444">
                <text:p>420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047.3708333333">
                <text:p>420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2047.3722222221">
                <text:p>420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047.373611111">
                <text:p>420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047.3749999999">
                <text:p>420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047.3763888888">
                <text:p>420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2047.3777777777">
                <text:p>420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047.3791666666">
                <text:p>420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047.3805555555">
                <text:p>420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047.3819444444">
                <text:p>420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047.3833333333">
                <text:p>420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047.3847222222">
                <text:p>420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047.3861111111">
                <text:p>420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047.3875">
                <text:p>420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2047.3888888889">
                <text:p>420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047.3902777778">
                <text:p>420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2047.3916666667">
                <text:p>420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047.3930555556">
                <text:p>42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047.3944444444">
                <text:p>42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047.3958333333">
                <text:p>4205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